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2042in" fo:margin-left="-0.0167in" table:align="left"/>
    </style:style>
    <style:style style:name="Style.A" style:family="table-column">
      <style:table-column-properties style:column-width="1.75in"/>
    </style:style>
    <style:style style:name="Style.B" style:family="table-column">
      <style:table-column-properties style:column-width="1.7292in"/>
    </style:style>
    <style:style style:name="Style.C" style:family="table-column">
      <style:table-column-properties style:column-width="1.9167in"/>
    </style:style>
    <style:style style:name="Style.D" style:family="table-column">
      <style:table-column-properties style:column-width="1.8083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71in" fo:margin-left="0in" table:align="left" style:may-break-between-rows="false"/>
    </style:style>
    <style:style style:name="TestCases.A" style:family="table-column">
      <style:table-column-properties style:column-width="1.25in"/>
    </style:style>
    <style:style style:name="TestCases.B" style:family="table-column">
      <style:table-column-properties style:column-width="2.875in"/>
    </style:style>
    <style:style style:name="TestCases.C" style:family="table-column">
      <style:table-column-properties style:column-width="1.3125in"/>
    </style:style>
    <style:style style:name="TestCases.D" style:family="table-column">
      <style:table-column-properties style:column-width="1.4896in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1d65d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2e66f7" style:font-size-asian="14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officeooo:rsid="002c9cd6" officeooo:paragraph-rsid="002c9cd6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officeooo:rsid="002d10de" officeooo:paragraph-rsid="002d10de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officeooo:rsid="00318176" officeooo:paragraph-rsid="00318176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officeooo:rsid="0036d79f" officeooo:paragraph-rsid="0036d79f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2pt" officeooo:rsid="0036d79f" officeooo:paragraph-rsid="0036d79f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12pt" officeooo:rsid="003c8f39" officeooo:paragraph-rsid="003c8f39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12pt" officeooo:rsid="003d1688" officeooo:paragraph-rsid="003d1688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2pt" officeooo:rsid="003e13e8" officeooo:paragraph-rsid="003e13e8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c8f39" officeooo:paragraph-rsid="003c8f39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57751" officeooo:paragraph-rsid="003d1688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d1688" officeooo:paragraph-rsid="003d1688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e13e8" officeooo:paragraph-rsid="003e13e8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3d1688" officeooo:paragraph-rsid="003d1688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officeooo:rsid="00229abe" officeooo:paragraph-rsid="00229abe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officeooo:rsid="00257751" officeooo:paragraph-rsid="00257751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officeooo:rsid="003c8f39" officeooo:paragraph-rsid="003c8f39"/>
    </style:style>
    <style:style style:name="P26" style:family="paragraph" style:parent-style-name="Table_20_Contents">
      <style:paragraph-properties fo:text-align="start" style:justify-single-word="false"/>
      <style:text-properties officeooo:paragraph-rsid="00229abe"/>
    </style:style>
    <style:style style:name="P27" style:family="paragraph" style:parent-style-name="Table_20_Contents">
      <style:paragraph-properties fo:text-align="start" style:justify-single-word="false"/>
      <style:text-properties officeooo:paragraph-rsid="00367033"/>
    </style:style>
    <style:style style:name="P28" style:family="paragraph" style:parent-style-name="Table_20_Contents">
      <style:paragraph-properties fo:text-align="start" style:justify-single-word="false"/>
      <style:text-properties officeooo:paragraph-rsid="003c8f39"/>
    </style:style>
    <style:style style:name="P29" style:family="paragraph" style:parent-style-name="Table_20_Contents">
      <style:paragraph-properties fo:text-align="start" style:justify-single-word="false"/>
      <style:text-properties officeooo:paragraph-rsid="003d1688"/>
    </style:style>
    <style:style style:name="P30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31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style:font-name="Liberation Sans" fo:font-size="16pt" officeooo:rsid="001bb746" officeooo:paragraph-rsid="001bb746" style:font-size-asian="14pt" style:font-size-complex="16pt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officeooo:rsid="003c8f39" officeooo:paragraph-rsid="003c8f39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67033" officeooo:paragraph-rsid="002d10de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67033" officeooo:paragraph-rsid="003c8f39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67033" officeooo:paragraph-rsid="003d1688" style:font-size-asian="12pt" style:font-weight-asian="normal" style:font-size-complex="12pt" style:font-weight-complex="normal"/>
    </style:style>
    <style:style style:name="T1" style:family="text">
      <style:text-properties style:font-name="Liberation Sans" fo:font-size="12pt" fo:font-weight="bold" officeooo:rsid="00229abe" style:font-size-asian="12pt" style:font-weight-asian="bold" style:font-size-complex="12pt" style:font-weight-complex="bold"/>
    </style:style>
    <style:style style:name="T2" style:family="text">
      <style:text-properties style:font-name="Liberation Sans" fo:font-size="12pt" fo:font-weight="bold" officeooo:rsid="00244d4d" style:font-size-asian="12pt" style:font-weight-asian="bold" style:font-size-complex="12pt" style:font-weight-complex="bold"/>
    </style:style>
    <style:style style:name="T3" style:family="text">
      <style:text-properties style:font-name="Liberation Sans" fo:font-size="12pt" fo:font-weight="normal" officeooo:rsid="00367033" style:font-size-asian="12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3c8f39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3e13e8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3d1688" style:font-size-asian="12pt" style:font-weight-asian="normal" style:font-size-complex="12pt" style:font-weight-complex="normal"/>
    </style:style>
    <style:style style:name="T7" style:family="text">
      <style:text-properties officeooo:rsid="002c9cd6"/>
    </style:style>
    <style:style style:name="T8" style:family="text">
      <style:text-properties officeooo:rsid="00229abe"/>
    </style:style>
    <style:style style:name="T9" style:family="text">
      <style:text-properties officeooo:rsid="003bb759"/>
    </style:style>
    <style:style style:name="T10" style:family="text">
      <style:text-properties officeooo:rsid="003c8f39"/>
    </style:style>
    <style:style style:name="T11" style:family="text">
      <style:text-properties officeooo:rsid="0036d79f"/>
    </style:style>
    <style:style style:name="T12" style:family="text">
      <style:text-properties officeooo:rsid="003e13e8"/>
    </style:style>
    <style:style style:name="T13" style:family="text">
      <style:text-properties officeooo:rsid="0040e4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<text:span text:style-name="T13">8</text:span></text:p>
      <text:p text:style-name="P1"/>
      <text:p text:style-name="P3">Style: 20 points</text:p>
      <text:p text:style-name="P3"/>
      <table:table table:name="Style" table:style-name="Style">
        <table:table-column table:style-name="Style.A"/>
        <table:table-column table:style-name="Style.B"/>
        <table:table-column table:style-name="Style.C"/>
        <table:table-column table:style-name="Style.D"/>
        <table:table-row>
          <table:table-cell table:style-name="Style.A1" office:value-type="string">
            <text:p text:style-name="P30">Item</text:p>
          </table:table-cell>
          <table:table-cell table:style-name="Style.A1" office:value-type="string">
            <text:p text:style-name="P30">Notes</text:p>
          </table:table-cell>
          <table:table-cell table:style-name="Style.A1" office:value-type="string">
            <text:p text:style-name="P30">Points Possible</text:p>
          </table:table-cell>
          <table:table-cell table:style-name="Style.D1" office:value-type="string">
            <text:p text:style-name="P30">Points Earned</text:p>
          </table:table-cell>
        </table:table-row>
        <table:table-row>
          <table:table-cell table:style-name="Style.A2" office:value-type="string">
            <text:p text:style-name="P8">Correct file nam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8">Author name in fil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8">Date in fil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3">Consistent indenting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4">Variable names are meaningful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4">File <text:span text:style-name="T7">stream</text:span> is closed <text:span text:style-name="T10">in saveRoster</text:span>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5">Output is neat and readabl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3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5">Arrays are correctly indexed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4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5"><text:span text:style-name="T11">M</text:span>ain function is not changed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4</text:p>
          </table:table-cell>
          <table:table-cell table:style-name="Style.D2" office:value-type="string">
            <text:p text:style-name="P7"/>
          </table:table-cell>
        </table:table-row>
      </table:table>
      <text:p text:style-name="P3"/>
      <text:p text:style-name="P3"/>
      <text:p text:style-name="P32">Test Cases: 40 points</text:p>
      <text:p text:style-name="P3"/>
      <table:table table:name="TestCases" table:style-name="TestCases">
        <table:table-column table:style-name="TestCases.A"/>
        <table:table-column table:style-name="TestCases.B"/>
        <table:table-column table:style-name="TestCases.C"/>
        <table:table-column table:style-name="TestCases.D"/>
        <table:table-row>
          <table:table-cell table:style-name="TestCases.A1" office:value-type="string">
            <text:p text:style-name="P31">Input</text:p>
          </table:table-cell>
          <table:table-cell table:style-name="TestCases.A1" office:value-type="string">
            <text:p text:style-name="P31">Expected Output</text:p>
          </table:table-cell>
          <table:table-cell table:style-name="TestCases.A1" office:value-type="string">
            <text:p text:style-name="P30">Points Possible</text:p>
          </table:table-cell>
          <table:table-cell table:style-name="TestCases.D1" office:value-type="string">
            <text:p text:style-name="P30">Points Earned</text:p>
          </table:table-cell>
        </table:table-row>
        <table:table-row>
          <table:table-cell table:style-name="TestCases.A2" office:value-type="string">
            <text:p text:style-name="P18">r</text:p>
          </table:table-cell>
          <table:table-cell table:style-name="TestCases.A2" office:value-type="string">
            <text:p text:style-name="P26"><text:span text:style-name="T2">c</text:span><text:span text:style-name="T1">out:</text:span></text:p>
            <text:p text:style-name="P34">Name: Dr. George Strait</text:p>
            <text:p text:style-name="P34">Department: Music</text:p>
          </table:table-cell>
          <table:table-cell table:style-name="TestCases.A2" office:value-type="string">
            <text:p text:style-name="P12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15">n</text:p>
            <text:p text:style-name="P15">Lyndon</text:p>
            <text:p text:style-name="P15">Johnson</text:p>
            <text:p text:style-name="P15">President</text:p>
            <text:p text:style-name="P17"><text:span text:style-name="T12">E</text:span>ducation</text:p>
            <text:p text:style-name="P15">r</text:p>
          </table:table-cell>
          <table:table-cell table:style-name="TestCases.A2" office:value-type="string">
            <text:p text:style-name="P26"><text:span text:style-name="T2">c</text:span><text:span text:style-name="T1">out:</text:span></text:p>
            <text:p text:style-name="P35">Name: Dr. George Strait</text:p>
            <text:p text:style-name="P35">Department: Music</text:p>
            <text:p text:style-name="P35"/>
            <text:p text:style-name="P28"><text:span text:style-name="T3">Name: </text:span><text:span text:style-name="T4">President Lyndon Johnson</text:span></text:p>
            <text:p text:style-name="P28"><text:span text:style-name="T3">Department: </text:span><text:span text:style-name="T5">Education</text:span></text:p>
          </table:table-cell>
          <table:table-cell table:style-name="TestCases.A2" office:value-type="string">
            <text:p text:style-name="P12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16">n</text:p>
            <text:p text:style-name="P16">Tomas </text:p>
            <text:p text:style-name="P16">Rivera</text:p>
            <text:p text:style-name="P16">Dr.</text:p>
            <text:p text:style-name="P16">English</text:p>
            <text:p text:style-name="P16">r</text:p>
          </table:table-cell>
          <table:table-cell table:style-name="TestCases.A2" office:value-type="string">
            <text:p text:style-name="P27"><text:span text:style-name="T2">c</text:span><text:span text:style-name="T1">out:</text:span></text:p>
            <text:p text:style-name="P36">Name: Dr. George Strait</text:p>
            <text:p text:style-name="P36">Department: Music</text:p>
            <text:p text:style-name="P36"/>
            <text:p text:style-name="P29"><text:span text:style-name="T3">Name: </text:span><text:span text:style-name="T4">President Lyndon Johnson</text:span></text:p>
            <text:p text:style-name="P29"><text:span text:style-name="T3">Department: </text:span><text:span text:style-name="T5">Education</text:span></text:p>
            <text:p text:style-name="P19"/>
            <text:p text:style-name="P20">Name: Dr. Thomas Rivera</text:p>
            <text:p text:style-name="P20">Department: English</text:p>
          </table:table-cell>
          <table:table-cell table:style-name="TestCases.A2" office:value-type="string">
            <text:p text:style-name="P12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15">q</text:p>
            <text:p text:style-name="P13"/>
          </table:table-cell>
          <table:table-cell table:style-name="TestCases.A2" office:value-type="string">
            <text:p text:style-name="P22"><text:span text:style-name="T8">f</text:span>ile:</text:p>
            <text:p text:style-name="P20">George Strait Dr. Music</text:p>
            <text:p text:style-name="P29"><text:span text:style-name="T6">Lyndon Johnson President </text:span><text:span text:style-name="T5">Education</text:span></text:p>
            <text:p text:style-name="P21">Thomas Rivera Dr. English</text:p>
          </table:table-cell>
          <table:table-cell table:style-name="TestCases.A2" office:value-type="string">
            <text:p text:style-name="P14">10</text:p>
          </table:table-cell>
          <table:table-cell table:style-name="TestCases.D2" office:value-type="string">
            <text:p text:style-name="P9"/>
          </table:table-cell>
        </table:table-row>
      </table:table>
      <text:p text:style-name="P3"/>
      <text:p text:style-name="P5"/>
      <text:p text:style-name="P5"/>
      <text:p text:style-name="P4">Total: ____/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10-25T11:54:46.331525812</dc:date>
    <meta:editing-duration>P1DT5H28M4S</meta:editing-duration>
    <meta:editing-cycles>21</meta:editing-cycles>
    <meta:generator>LibreOffice/6.4.6.2$Linux_X86_64 LibreOffice_project/40$Build-2</meta:generator>
    <meta:document-statistic meta:table-count="2" meta:image-count="0" meta:object-count="0" meta:page-count="2" meta:paragraph-count="70" meta:word-count="144" meta:character-count="828" meta:non-whitespace-character-count="753"/>
  </office:meta>
</office:document-meta>
</file>